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b58" officeooo:paragraph-rsid="00033b58"/>
    </style:style>
    <style:style style:name="P2" style:family="paragraph" style:parent-style-name="Standard">
      <style:text-properties officeooo:rsid="0004252f" officeooo:paragraph-rsid="0004252f"/>
    </style:style>
    <style:style style:name="P3" style:family="paragraph" style:parent-style-name="Standard">
      <style:text-properties officeooo:rsid="0005373c" officeooo:paragraph-rsid="0005373c"/>
    </style:style>
    <style:style style:name="P4" style:family="paragraph" style:parent-style-name="Standard">
      <style:text-properties officeooo:rsid="00070b53" officeooo:paragraph-rsid="00070b53"/>
    </style:style>
    <style:style style:name="P5" style:family="paragraph" style:parent-style-name="Standard">
      <style:text-properties officeooo:paragraph-rsid="0004252f"/>
    </style:style>
    <style:style style:name="P6" style:family="paragraph" style:parent-style-name="Standard">
      <style:text-properties officeooo:rsid="0009ff52" officeooo:paragraph-rsid="0009ff52"/>
    </style:style>
    <style:style style:name="P7" style:family="paragraph" style:parent-style-name="Standard">
      <style:text-properties officeooo:rsid="000c64da" officeooo:paragraph-rsid="000c64da"/>
    </style:style>
    <style:style style:name="T1" style:family="text">
      <style:text-properties officeooo:rsid="0004252f"/>
    </style:style>
    <style:style style:name="T2" style:family="text">
      <style:text-properties officeooo:rsid="00049875"/>
    </style:style>
    <style:style style:name="T3" style:family="text">
      <style:text-properties officeooo:rsid="0005373c"/>
    </style:style>
    <style:style style:name="T4" style:family="text">
      <style:text-properties officeooo:rsid="00070b53"/>
    </style:style>
    <style:style style:name="T5" style:family="text">
      <style:text-properties officeooo:rsid="0007b619"/>
    </style:style>
    <style:style style:name="T6" style:family="text">
      <style:text-properties officeooo:rsid="0009ff52"/>
    </style:style>
    <style:style style:name="T7" style:family="text">
      <style:text-properties officeooo:rsid="000af541"/>
    </style:style>
    <style:style style:name="T8" style:family="text">
      <style:text-properties officeooo:rsid="000c6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 i<text:span text:style-name="T6"> ei</text:span></text:p>
      <text:p text:style-name="P1">o e u<text:span text:style-name="T6"> eu</text:span></text:p>
      <text:p text:style-name="P1"/>
      <text:p text:style-name="P1"><text:span text:style-name="T1">Vowel</text:span> := 'a' | 'o' | 'c' | 'e' | 'i' | 'u'<text:span text:style-name="T2"> | 'A' | 'O' | 'C' | 'E' | 'I' | 'U'</text:span></text:p>
      <text:p text:style-name="P1"><text:span text:style-name="T1">D</text:span>ualC<text:span text:style-name="T1">onsonant</text:span> := 'p' | 'b' | 't' | 'd' | 's' | 'z' | 'k' | 'g' | 'f' | 'v' | 'tj' | 'dj'<text:span text:style-name="T3"> | 'sr' | 'r'</text:span></text:p>
      <text:p text:style-name="P1"><text:span text:style-name="T1">S</text:span>ingleC<text:span text:style-name="T1">onsonant</text:span> := 'm' | 'n' | 'l' | 'h'</text:p>
      <text:p text:style-name="P1"><text:span text:style-name="T1">Consonant</text:span> := <text:span text:style-name="T1">D</text:span>ualC<text:span text:style-name="T1">onsonant</text:span> | <text:span text:style-name="T1">S</text:span>ingleC<text:span text:style-name="T1">onsonant</text:span></text:p>
      <text:p text:style-name="P1"><text:span text:style-name="T1">L</text:span>etter = <text:span text:style-name="T1">Vowel | Consonant</text:span></text:p>
      <text:p text:style-name="P1"/>
      <text:p text:style-name="P4">// Rules of Pristines</text:p>
      <text:p text:style-name="P1"><text:span text:style-name="T1">N</text:span>oun := <text:span text:style-name="T1">L</text:span>etter* ('a' | 'i')</text:p>
      <text:p text:style-name="P3">Attrib := Letter* ('a' | 'o' | 'i' | 'u') ('s' | 'sr' | 't' | 'd')</text:p>
      <text:p text:style-name="P5"><text:span text:style-name="T5">StL</text:span><text:span text:style-name="T1"> := Letter* 'e'</text:span></text:p>
      <text:p text:style-name="P5"><text:span text:style-name="T5">StR</text:span><text:span text:style-name="T1"> := Letter* 'o'</text:span></text:p>
      <text:p text:style-name="P6">Conj := 'leu' |<text:span text:style-name="T7"> &lt;TODO&gt;</text:span></text:p>
      <text:p text:style-name="P2"/>
      <text:p text:style-name="P2">// <text:span text:style-name="T4">Rules of </text:span>Component-C</text:p>
      <text:p text:style-name="P2">C := Noun</text:p>
      <text:p text:style-name="P2">C := <text:span text:style-name="T3">A C</text:span></text:p>
      <text:p text:style-name="P3">C := C K C</text:p>
      <text:p text:style-name="P2"/>
      <text:p text:style-name="P3">// <text:span text:style-name="T4">Rules of </text:span>Component-A</text:p>
      <text:p text:style-name="P3">A := Attr</text:p>
      <text:p text:style-name="P3"/>
      <text:p text:style-name="P3">// <text:span text:style-name="T4">Rules of </text:span>Component-K</text:p>
      <text:p text:style-name="P3">K := <text:span text:style-name="T4">Conj</text:span></text:p>
      <text:p text:style-name="P2"/>
      <text:p text:style-name="P7">// Sentences</text:p>
      <text:p text:style-name="P2">Snt := <text:span text:style-name="T8">C L 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00:28:27.626200519</meta:creation-date>
    <meta:editing-cycles>8</meta:editing-cycles>
    <meta:editing-duration>PT28M18S</meta:editing-duration>
    <dc:date>2020-09-12T01:20:10.755076063</dc:date>
    <meta:generator>LibreOffice/7.0.1.2$Linux_X86_64 LibreOffice_project/00$Build-2</meta:generator>
    <meta:document-statistic meta:table-count="0" meta:image-count="0" meta:object-count="0" meta:page-count="1" meta:paragraph-count="23" meta:word-count="158" meta:character-count="615" meta:non-whitespace-character-count="480"/>
  </office:meta>
</office:document-meta>
</file>